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[module;block=begin]</text:p>
      <text:p text:style-name="P1"><text:span text:style-name="T1">Code</text:span></text:p>
      <text:p text:style-name="P1">[module.code]</text:p>
      <text:p text:style-name="P1"><text:span text:style-name="T1">Intitulé</text:span></text:p>
      <text:p text:style-name="P1">[module.intitule]</text:p>
      <text:p text:style-name="P1"><text:span text:style-name="T1">Description</text:span></text:p>
      <text:p text:style-name="P1">[module.description]</text:p>
      <text:p text:style-name="P1"><text:span text:style-name="T1">Enseignants</text:span></text:p>
      <text:p text:style-name="P1">[module.enseignants]</text:p>
      <text:p text:style-name="P1"><text:span text:style-name="T1">Crédits</text:span></text:p>
      <text:p text:style-name="P1">[module.credits]</text:p>
      <text:p text:style-name="P1"><text:span text:style-name="T1">Pré-requis</text:span></text:p>
      <text:p text:style-name="P1">[module.pre_requis]</text:p>
      <text:p text:style-name="P1"><text:span text:style-name="T1">Évaluation</text:span></text:p>
      <text:p text:style-name="P1">[module.evaluation]</text:p>
      <text:p text:style-name="P1"/>
      <text:p text:style-name="P1">-------------------------------------------------------------------------------------</text:p>
      <text:p text:style-name="P1">[modul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949.42</meta:generator>
  </office:meta>
</office:document-meta>
</file>